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E62D1247D805F7DE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3d234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9be5" officeooo:paragraph-rsid="001c9be5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d234" officeooo:paragraph-rsid="0013d23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cac1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a8ea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13d234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d234" officeooo:paragraph-rsid="0013d23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d23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color="#000000" style:font-name="NanumGothic" fo:font-size="16pt" fo:font-weight="bold" officeooo:rsid="0013d234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06bdb" style:font-size-asian="16pt" style:font-size-complex="16pt"/>
    </style:style>
    <style:style style:name="T14" style:family="text">
      <style:text-properties officeooo:rsid="000ac1f6"/>
    </style:style>
    <style:style style:name="T15" style:family="text">
      <style:text-properties officeooo:rsid="000c7701"/>
    </style:style>
    <style:style style:name="T16" style:family="text">
      <style:text-properties officeooo:rsid="000d5f34"/>
    </style:style>
    <style:style style:name="T17" style:family="text">
      <style:text-properties officeooo:rsid="000dd4f8"/>
    </style:style>
    <style:style style:name="T18" style:family="text">
      <style:text-properties officeooo:rsid="000e4c35"/>
    </style:style>
    <style:style style:name="T19" style:family="text">
      <style:text-properties officeooo:rsid="0013d234"/>
    </style:style>
    <style:style style:name="T20" style:family="text">
      <style:text-properties officeooo:rsid="0013dcd5"/>
    </style:style>
    <style:style style:name="T21" style:family="text">
      <style:text-properties officeooo:rsid="00153711"/>
    </style:style>
    <style:style style:name="T22" style:family="text">
      <style:text-properties officeooo:rsid="0015849f"/>
    </style:style>
    <style:style style:name="T23" style:family="text">
      <style:text-properties officeooo:rsid="0016597d"/>
    </style:style>
    <style:style style:name="T24" style:family="text">
      <style:text-properties officeooo:rsid="0017cac1"/>
    </style:style>
    <style:style style:name="T25" style:family="text">
      <style:text-properties officeooo:rsid="001b61fb"/>
    </style:style>
    <style:style style:name="T26" style:family="text">
      <style:text-properties officeooo:rsid="001e7be1"/>
    </style:style>
    <style:style style:name="T27" style:family="text">
      <style:text-properties officeooo:rsid="0020140f"/>
    </style:style>
    <style:style style:name="T28" style:family="text">
      <style:text-properties officeooo:rsid="0020f860"/>
    </style:style>
    <style:style style:name="T29" style:family="text">
      <style:text-properties officeooo:rsid="0023e635"/>
    </style:style>
    <style:style style:name="T30" style:family="text">
      <style:text-properties officeooo:rsid="00294c42"/>
    </style:style>
    <style:style style:name="T31" style:family="text">
      <style:text-properties officeooo:rsid="002ac22b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002cm" fo:min-width="0.0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187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6" draw:name="Shape1" draw:style-name="gr2" draw:text-style-name="P25" svg:width="0.003cm" svg:height="0.003cm" svg:x="17.27cm" svg:y="12.481cm">
        <text:p/>
        <draw:enhanced-geometry svg:viewBox="0 0 780 907" draw:mirror-horizontal="true" draw:mirror-vertical="true" draw:type="non-primitive" draw:enhanced-path="M 390 0 L 492 276 780 228 594 457 780 679 492 631 390 907 288 631 0 679 186 457 0 228 288 276 390 0 Z N"/>
      </draw:custom-shape>
      <text:p text:style-name="P24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3"/>
      <text:p text:style-name="P4"/>
      <text:p text:style-name="P4"/>
      <text:p text:style-name="P7"/>
      <text:p text:style-name="P8"><draw:frame draw:style-name="fr2" draw:name="Object1" text:anchor-type="paragraph" svg:x="-7.696cm" svg:y="6.454cm" svg:width="6.279cm" svg:height="11.294cm" draw:z-index="7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9">tire biter bitter Dec4’16</text:span> <text:s text:c="64"/></text:p>
      <text:p text:style-name="P9">Brew Date: <text:s text:c="4"/><text:span text:style-name="T19">Dec4 ‘16</text:span> <text:s text:c="62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46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25" svg:x1="1.543cm" svg:y1="0.624cm" svg:x2="1.622cm" svg:y2="6.577cm"><text:p/></draw:line><draw:line text:anchor-type="paragraph" draw:z-index="2" draw:style-name="gr1" draw:text-style-name="P25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0">10 <text:s text:c="7"/># <text:s text:c="8"/>ESB</text:p>
      <text:p text:style-name="P10">2.75 <text:s text:c="4"/># <text:s text:c="8"/>Crystal 60/80</text:p>
      <text:p text:style-name="P10">3 <text:s text:c="9"/># <text:s text:c="8"/>Bisquit </text:p>
      <text:p text:style-name="P10">1 <text:s text:c="9"/># <text:s text:c="8"/>Wheat </text:p>
      <text:p text:style-name="P10">1 <text:s text:c="8"/>tsp <text:s text:c="7"/>NaCl(mash)</text:p>
      <text:p text:style-name="P10">1 <text:s text:c="8"/>tsp <text:s text:c="7"/>NaCl(sparge)</text:p>
      <text:p text:style-name="P10">5 <text:s text:c="8"/>tsp <text:s text:c="7"/>supercharge</text:p>
      <text:p text:style-name="P10"><draw:custom-shape text:anchor-type="paragraph" draw:z-index="8" draw:name="Shape2" draw:style-name="gr3" draw:text-style-name="P25" svg:width="0.795cm" svg:height="0.556cm" svg:x="17.194cm" svg:y="0.6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2 <text:s text:c="8"/>tabs <text:s text:c="5"/>irish moss</text:p>
      <text:p text:style-name="P8"/>
      <text:p text:style-name="P8"/>
      <text:p text:style-name="P8"/>
      <text:p text:style-name="P8"><draw:line text:anchor-type="paragraph" draw:z-index="4" draw:style-name="gr1" draw:text-style-name="P25" svg:x1="7.762cm" svg:y1="0.086cm" svg:x2="7.841cm" svg:y2="3.526cm"><text:p/></draw:line>Qt <text:s/>oz/g <text:s text:c="2"/>Hop/Seasoning <text:s text:c="14"/><text:span text:style-name="T14">Time</text:span></text:p>
      <text:p text:style-name="P21"><draw:line text:anchor-type="paragraph" draw:z-index="3" draw:style-name="gr1" draw:text-style-name="P25" svg:x1="2.549cm" svg:y1="0.012cm" svg:x2="2.628cm" svg:y2="3.452cm"><text:p/></draw:line> </text:p>
      <text:p text:style-name="P22">28 <text:s text:c="3"/>g <text:s text:c="8"/>NB <text:s text:c="30"/>90min</text:p>
      <text:p text:style-name="P22">14 <text:s text:c="3"/>g <text:s text:c="8"/>Golding <text:s text:c="22"/>30min</text:p>
      <text:p text:style-name="P22">14 <text:s text:c="3"/>g <text:s text:c="9"/>Golding <text:s text:c="21"/>15min</text:p>
      <text:p text:style-name="P2"><text:span text:style-name="T10"><text:s text:c="3"/></text:span><text:span text:style-name="T11">2 <text:s text:c="2"/>tabs <text:s text:c="4"/>irish moss</text:span></text:p>
      <text:p text:style-name="P2"><text:span text:style-name="T10"><text:s text:c="42"/></text:span><text:span text:style-name="T5"><text:s text:c="762"/></text:span><text:span text:style-name="T7">Stage <text:s text:c="13"/>Date <text:s text:c="17"/></text:span></text:p>
      <text:p text:style-name="P11">Primary: <text:s text:c="3"/><text:span text:style-name="T30">dec 4</text:span></text:p>
      <text:p text:style-name="P11">Racked:<text:tab/><text:span text:style-name="T30">dec 8</text:span><text:tab/><text:tab/><text:tab/><text:tab/><text:tab/></text:p>
      <text:p text:style-name="P11">Racked:</text:p>
      <text:p text:style-name="P11">Bottled:<text:tab/><text:span text:style-name="T30">dec 26</text:span><text:tab/><text:span text:style-name="T31">6x 1l</text:span><text:tab/><text:tab/><text:tab/><text:tab/></text:p>
      <text:p text:style-name="P11">Kegged: <text:s text:c="2"/><text:span text:style-name="T30">dec 26 <text:s text:c="6"/>1x 10gal</text:span></text:p>
      <text:p text:style-name="P11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>Start Time:<text:span text:style-name="T16"> </text:span></text:p>
      <text:p text:style-name="P11">Fill mash tun:<text:tab/></text:p>
      <text:p text:style-name="P11">Fill sparge kettle: <text:tab/><text:tab/><text:tab/><text:tab/><text:tab/></text:p>
      <text:p text:style-name="P11"><draw:frame draw:style-name="fr3" draw:name="Object2" text:anchor-type="paragraph" svg:x="9.495cm" svg:y="0.325cm" svg:width="11.455cm" svg:height="15.399cm" draw:z-index="5"><draw:object xlink:href="./Object 3" xlink:type="simple" xlink:show="embed" xlink:actuate="onLoad"/><draw:image xlink:href="./ObjectReplacements/Object 3" xlink:type="simple" xlink:show="embed" xlink:actuate="onLoad"/></draw:frame><text:soft-page-break/>Fire burners: <text:span text:style-name="T19">7:20</text:span>am</text:p>
      <text:p text:style-name="P11">Heat Mash Tun : Target Temp: 1<text:span text:style-name="T15">55</text:span> <text:s text:c="4"/></text:p>
      <text:p text:style-name="P11">Heat Sparge Kettle: Target Temp: 1<text:span text:style-name="T19">60</text:span></text:p>
      <text:p text:style-name="P11"/>
      <text:p text:style-name="P11">Target Temp (Mash): 1<text:span text:style-name="T19">55</text:span></text:p>
      <text:p text:style-name="P11">Grind grain: <text:span text:style-name="T19">8:15am</text:span></text:p>
      <text:p text:style-name="P11">sparge temp:<text:span text:style-name="T20">164</text:span></text:p>
      <text:p text:style-name="P11">Strike Temp: <text:span text:style-name="T20">155</text:span></text:p>
      <text:p text:style-name="P11">pump temp: <text:s/><text:span text:style-name="T20">163</text:span></text:p>
      <text:p text:style-name="P20">Temp: <text:span text:style-name="T20">153</text:span></text:p>
      <text:p text:style-name="P11">Mash: Duration: <text:span text:style-name="T16">90</text:span> <text:s text:c="6"/>minutes <text:s text:c="7"/></text:p>
      <text:p text:style-name="P11">Start: <text:s/><text:span text:style-name="T20">8:35am</text:span> <text:s/>Finish: <text:span text:style-name="T21">10.05am</text:span></text:p>
      <text:p text:style-name="P11">Heat (to deactivate enzymes)<text:tab/><text:tab/></text:p>
      <text:p text:style-name="P13">Target Temp: 168 <text:s text:c="2"/></text:p>
      <text:p text:style-name="P13">Start: <text:span text:style-name="T22">10:05am</text:span> <text:s text:c="6"/></text:p>
      <text:p text:style-name="P11">Finish: <text:span text:style-name="T22">10:</text:span> <text:span text:style-name="T23">17am</text:span></text:p>
      <text:p text:style-name="P11">Heat Sparge H20 (Target175◦) <text:s text:c="7"/></text:p>
      <text:p text:style-name="P14">Sparge: </text:p>
      <text:p text:style-name="P14">Start: <text:s/><text:span text:style-name="T23">10:20am</text:span></text:p>
      <text:p text:style-name="P17">Finish:<text:span text:style-name="T24">11:05</text:span> <text:span text:style-name="T17">am </text:span></text:p>
      <text:p text:style-name="P17">Wort collected: <text:s text:c="2"/><text:span text:style-name="T24">up to rivets in boiler</text:span></text:p>
      <text:p text:style-name="P18">Boil : Burner On: <text:s/></text:p>
      <text:p text:style-name="P11">Rolling Boil: <text:s text:c="3"/></text:p>
      <text:p text:style-name="P19">Hops In: <text:span text:style-name="T25">11:50</text:span> Hops In: <text:span text:style-name="T25">12:50</text:span> <text:s text:c="5"/>Hops In: <text:span text:style-name="T25">1:05</text:span> <text:s text:c="5"/></text:p>
      <text:p text:style-name="P15">Duration: 90 min <text:s/></text:p>
      <text:p text:style-name="P15">Start: <text:s/><text:span text:style-name="T25">11:50</text:span></text:p>
      <text:p text:style-name="P11">Finish: <text:span text:style-name="T25">1:20</text:span> <text:span text:style-name="T18">pm</text:span> <text:s text:c="4"/></text:p>
      <text:p text:style-name="P11">Burner Off: <text:span text:style-name="T27">1:20</text:span></text:p>
      <text:p text:style-name="P11">Rest 15 min <text:s text:c="7"/></text:p>
      <text:p text:style-name="P16">Start: <text:s/><text:span text:style-name="T27">1:35</text:span></text:p>
      <text:p text:style-name="P16">Finish: <text:s text:c="2"/><text:span text:style-name="T29">2:00pm</text:span> </text:p>
      <text:p text:style-name="P11">OG : <text:s/><text:span text:style-name="T28">1.045</text:span> </text:p>
      <text:p text:style-name="P12">Yeast: <text:span text:style-name="T13">Nottingham</text:span><text:span text:style-name="T12"> Yeast</text:span> <text:s/></text:p>
      <text:p text:style-name="P11">Irish Moss</text:p>
      <text:p text:style-name="P5">Notes: <text:span text:style-name="T20">less grain/less temp drop at mash in/ revert to 150/155/150 then raise sparge to 160</text:span></text:p>
      <text:p text:style-name="P6">new kettle not really rocking/burner may be to<text:span text:style-name="T26">o</text:span> close/going to try burner stand over bur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26T14:20:57.507494245</dc:date>
    <meta:editing-duration>PT52M30S</meta:editing-duration>
    <meta:editing-cycles>17</meta:editing-cycles>
    <meta:document-statistic meta:table-count="0" meta:image-count="0" meta:object-count="3" meta:page-count="2" meta:paragraph-count="66" meta:word-count="237" meta:character-count="2677" meta:non-whitespace-character-count="1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54cm" svg:height="15.398cm" xlink:href="." xlink:type="simple" chart:class="chart:line" chart:style-name="ch1">
        <chart:title svg:x="3.434cm" svg:y="0.443cm" chart:style-name="ch2">
          <text:p>tire biter bitter dec4'16</text:p>
        </chart:title>
        <chart:legend chart:legend-position="end" svg:x="8.787cm" svg:y="6.902cm" style:legend-expansion="high" chart:style-name="ch3"/>
        <chart:plot-area chart:style-name="ch4" chart:data-source-has-labels="both" svg:x="1.24cm" svg:y="1.529cm" svg:width="7.318cm" svg:height="12.581cm">
          <chartooo:coordinate-region svg:x="2.391cm" svg:y="1.728cm" svg:width="6.167cm" svg:height="11.337cm"/>
          <chart:axis chart:dimension="x" chart:name="primary-x" chart:style-name="ch5" chartooo:axis-type="auto">
            <chartooo:date-scale/>
            <chart:title svg:x="4.537cm" svg:y="14.417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8.74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3">
                <text:p>153</text:p>
              </table:table-cell>
              <table:table-cell office:value-type="float" office:value="164">
                <text:p>1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">
                <text:p>166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